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Аннотация">
      <style:text-properties officeooo:rsid="003d9233" officeooo:paragraph-rsid="003d9233"/>
    </style:style>
    <style:style style:name="P3" style:family="paragraph" style:parent-style-name="Text_20_body">
      <style:text-properties officeooo:paragraph-rsid="0043521c"/>
    </style:style>
    <style:style style:name="P4" style:family="paragraph" style:parent-style-name="Text_20_body">
      <style:paragraph-properties style:writing-mode="lr-tb"/>
      <style:text-properties officeooo:paragraph-rsid="00472aff"/>
    </style:style>
    <style:style style:name="P5" style:family="paragraph" style:parent-style-name="Text_20_body">
      <style:text-properties officeooo:rsid="00472aff" officeooo:paragraph-rsid="00472aff"/>
    </style:style>
    <style:style style:name="P6" style:family="paragraph" style:parent-style-name="Text_20_body" style:list-style-name="L1">
      <style:text-properties officeooo:rsid="00472aff" officeooo:paragraph-rsid="00472aff"/>
    </style:style>
    <style:style style:name="P7" style:family="paragraph" style:parent-style-name="Text_20_body" style:list-style-name="L1">
      <style:text-properties officeooo:rsid="0047722f" officeooo:paragraph-rsid="0047722f"/>
    </style:style>
    <style:style style:name="P8" style:family="paragraph" style:parent-style-name="Text_20_body">
      <style:text-properties officeooo:rsid="0047722f" officeooo:paragraph-rsid="0047722f"/>
    </style:style>
    <style:style style:name="P9" style:family="paragraph" style:parent-style-name="Text_20_body" style:list-style-name="L2">
      <style:text-properties officeooo:rsid="0047cbed" officeooo:paragraph-rsid="0047cbed"/>
    </style:style>
    <style:style style:name="P10" style:family="paragraph" style:parent-style-name="Text_20_body" style:list-style-name="L2">
      <style:text-properties officeooo:rsid="00496200" officeooo:paragraph-rsid="00496200"/>
    </style:style>
    <style:style style:name="P11" style:family="paragraph" style:parent-style-name="Text_20_body">
      <style:text-properties officeooo:rsid="0047cbed" officeooo:paragraph-rsid="00493abb"/>
    </style:style>
    <style:style style:name="P12" style:family="paragraph" style:parent-style-name="Text_20_body">
      <style:text-properties officeooo:rsid="0047cbed" officeooo:paragraph-rsid="00496200"/>
    </style:style>
    <style:style style:name="P13" style:family="paragraph" style:parent-style-name="Text_20_body">
      <style:text-properties officeooo:rsid="004a220c" officeooo:paragraph-rsid="004a220c"/>
    </style:style>
    <style:style style:name="T1" style:family="text">
      <style:text-properties officeooo:rsid="003bdf9a"/>
    </style:style>
    <style:style style:name="T2" style:family="text">
      <style:text-properties officeooo:rsid="003d645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25a92"/>
    </style:style>
    <style:style style:name="T5" style:family="text">
      <style:text-properties officeooo:rsid="0043521c"/>
    </style:style>
    <style:style style:name="T6" style:family="text">
      <style:text-properties fo:color="#c9211e" loext:opacity="100%" officeooo:rsid="0043521c"/>
    </style:style>
    <style:style style:name="T7" style:family="text">
      <style:text-properties officeooo:rsid="00454a73"/>
    </style:style>
    <style:style style:name="T8" style:family="text">
      <style:text-properties fo:color="#c9211e" loext:opacity="100%" officeooo:rsid="00454a73"/>
    </style:style>
    <style:style style:name="T9" style:family="text">
      <style:text-properties officeooo:rsid="0045fbc3"/>
    </style:style>
    <style:style style:name="T10" style:family="text">
      <style:text-properties officeooo:rsid="00472aff"/>
    </style:style>
    <style:style style:name="T11" style:family="text">
      <style:text-properties fo:color="#c9211e" loext:opacity="100%" officeooo:rsid="0045fbc3"/>
    </style:style>
    <style:style style:name="T12" style:family="text">
      <style:text-properties fo:color="#000080" loext:opacity="100%" officeooo:rsid="0045fbc3"/>
    </style:style>
    <style:style style:name="T13" style:family="text">
      <style:text-properties officeooo:rsid="0047722f"/>
    </style:style>
    <style:style style:name="T14" style:family="text">
      <style:text-properties officeooo:rsid="0047cbed"/>
    </style:style>
    <style:style style:name="T15" style:family="text">
      <style:text-properties officeooo:rsid="00496200"/>
    </style:style>
    <style:style style:name="T16" style:family="text">
      <style:text-properties officeooo:rsid="00493abb"/>
    </style:style>
    <style:style style:name="T17" style:family="text">
      <style:text-properties officeooo:rsid="004a220c"/>
    </style:style>
    <style:style style:name="T18" style:family="text">
      <style:text-properties fo:language="en" fo:country="US" officeooo:rsid="00493ab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499cm"/>
        </style:list-level-properties>
        <style:text-properties style:font-name="Times New Roman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">Применение нейронных сетей <text:span text:style-name="T1">GRU в прогнозировании успеваемости студентов</text:span></text:p>
      <text:p text:style-name="Авторы">А.В. Гурулёв, А.О. Ринчинов, В.Э. Сороковиков, студенты каф. АСУ</text:p>
      <text:p text:style-name="Место">г. Томск, ТУСУР, <text:a xlink:type="simple" xlink:href="mailto:ayursolo@gmail.com" text:style-name="Internet_20_link" text:visited-style-name="Visited_20_Internet_20_Link">ayursolo@gmail.com</text:a></text:p>
      <text:p text:style-name="Науч._20_Рук">Научный руководитель В.В. Романенко, зав. каф. АСУ, к.т.н.</text:p>
      <text:p text:style-name="Text_20_body"/>
      <text:p text:style-name="ГПО_20_Проект">Проект ГПО АСУ-<text:span text:style-name="T2">2304 — Система оценки результатов учебного процесса студента на основе машинного обучения</text:span></text:p>
      <text:p text:style-name="Text_20_body"/>
      <text:p text:style-name="P2">Приведен анализ результатов прогнозирования успеваемости студентов при помощи нейронных сетей GRU.</text:p>
      <text:p text:style-name="Аннотация"><text:span text:style-name="T3">Ключевые слова</text:span>: прогнозирование успеваемости, временные ряды, нейронные сети.</text:p>
      <text:p text:style-name="Text_20_body"/>
      <text:p text:style-name="Text_20_body">Процесс обучения в учебных заведениях требует постоянной оценки и корректировки. Прогнозирование результатов успеваемости студентов <text:span text:style-name="T4">и их количество, достигших конца обучения, как одной из метрик качества обучения, позволит отследить момент, когда необходимо внести изменения в программу, чтобы избежать понижения показателей.</text:span></text:p>
      <text:p text:style-name="P3">Прогнозирование предполагает анализ большого количества данных с чем успешно справляются различные подходы машинного обучения,<text:span text:style-name="T5"> в частности нейросети [1 </text:span><text:span text:style-name="T6">ссылка на нашу статью про опыт коллег</text:span><text:span text:style-name="T5">]. Однако прогнозирование процесса обучения предполагает не взаимосвязи между обособленными данными, а связи между данными множества дисциплин, полученных в разные моменты времени, при этом сам момент времени, в котором получены данные, также имеет значение. Это снижает перспективу эффективного использования простых полносвязных сетей </text:span><text:span text:style-name="T7">[2 </text:span><text:span text:style-name="T8">ссылка на нашу прошлую статью</text:span><text:span text:style-name="T7">]</text:span><text:span text:style-name="T5">.</text:span></text:p>
      <text:p text:style-name="P3">Необходимость учитывать момент времени поступления данных приводит к рассмотрению данных как временной ряд — собранный в разные моменты времени статистический материал о значении каких-либо параметров исследуемого процесса. Каждая единица статистического материала называется измерением или отсчётом.</text:p>
      <text:p text:style-name="P4">С целью анализа данных имеющих направленную последовательность, таких как временные ряды, были созданы рекуррентные нейронные сети. Одной из реализаций рекуррентных сетей является <text:span text:style-name="T9">GRU (Gated Recurrent Unit). Данная архитектура, как и прочие рекуррентные нейронные сети, состоит из дублированных </text:span><text:span text:style-name="T10">некоторое количество раз слоев</text:span><text:span text:style-name="T9">. Количество дубликатов эквивалентно </text:span><text:span text:style-name="T10">максимальному</text:span><text:span text:style-name="T9"> количеству отчётов </text:span><text:span text:style-name="T10">для анализа.</text:span><text:span text:style-name="T9"> Отличие GRU от более популярной LSTM </text:span><text:span text:style-name="T10">(Long Short-Time Memory)</text:span><text:span text:style-name="T9"> в отсутствии дополнительной ячейки памяти и по</text:span><text:span text:style-name="T10">вышенной</text:span><text:span text:style-name="T9"> </text:span><text:span text:style-name="T10">скоростью</text:span><text:span text:style-name="T9"> работы [3 </text:span><text:a xlink:type="simple" xlink:href="https://habr.com/ru/companies/mvideo/articles/780774/" text:style-name="Internet_20_link" text:visited-style-name="Visited_20_Internet_20_Link"><text:span text:style-name="T11">https://habr.com/ru/companies/mvideo/articles/780774/</text:span></text:a><text:span text:style-name="T9">, 4 </text:span><text:span text:style-name="T11">“Dive into deep learning” 10.2. Gated Recurrent Units (GRU) [Электронный ресурс]. URL: </text:span><text:a xlink:type="simple" xlink:href="https://d2l.ai/chapter_recurrent-modern/gru.html" text:style-name="Internet_20_link" text:visited-style-name="Visited_20_Internet_20_Link"><text:span text:style-name="T12">https://d2l.ai/chapter_recurrent-modern/gru.html</text:span></text:a><text:span text:style-name="T9">].</text:span></text:p>
      <text:p text:style-name="P5">Для отражения успехов студента по конкретным дисциплинам были выделены следующие признаки:</text:p>
      <text:list text:style-name="L1">
        <text:list-item>
          <text:p text:style-name="P6">Посещаемость занятий, разделенная на три промежутка, так как учебный семестр включает в себя, помимо аттестации, две контрольные точки (далее – КТ). Промежутки соответствуют временным отрезкам до первой КТ, от первой до второй КТ, и от второй КТ до даты аттестации. <text:span text:style-name="T13">Посещаемость лекций и практик являются отдельными признаками.</text:span></text:p>
        </text:list-item>
        <text:list-item>
          <text:p text:style-name="P6"><text:span text:style-name="T13">Результаты</text:span> <text:span text:style-name="T13">по каждой</text:span> КТ.</text:p>
        </text:list-item>
        <text:list-item>
          <text:p text:style-name="P7">Результаты сессии.</text:p>
        </text:list-item>
      </text:list>
      <text:p text:style-name="P8">Было рассмотрено два варианта преобразования в формат временного ряда исходного набора данных, который является обезличенной информацией о успеваемости на направлении 09.03.01 за 2018-2022 годы обучения, предоставленный учебным управлением ТУСУР.</text:p>
      <text:p text:style-name="P8">Первый вариант предполагает использование в качестве отсчёта временного ряда набор признаков дисциплины, упорядочивая их в первую очередь по номеру семестра, а во <text:soft-page-break/>вторую по результатам сессии. <text:span text:style-name="T14">Таким образом входной тензор имеет размерность N, S</text:span><text:span text:style-name="T15">xD</text:span><text:span text:style-name="T14">, M, где:</text:span></text:p>
      <text:list text:style-name="L2">
        <text:list-item>
          <text:p text:style-name="P9">N — количество временных рядов, что эквивалентно количеству студентов, по которым поступают данные;</text:p>
        </text:list-item>
        <text:list-item>
          <text:p text:style-name="P9">S — максимальное количество семестров в наборе данных;</text:p>
        </text:list-item>
        <text:list-item>
          <text:p text:style-name="P10">D — максимальное количество дисциплин в одном семестре;</text:p>
        </text:list-item>
        <text:list-item>
          <text:p text:style-name="P9">M — количество признаков, отражающих прогресс студента по отдельной дисциплине.</text:p>
        </text:list-item>
      </text:list>
      <text:p text:style-name="P11">В случае если в одном наборе данных разная продолжительность обучения данные, что не достигают максимально возможного семестра до него расширяются и прочие признаки заполняются нулем. Также происходит и в случаях если в наборе данных разное количество дисциплин или имеются пропуски по каким-либо признакам.</text:p>
      <text:p text:style-name="P11">Целевым признаком является средняя оценка по результатам сессии следующего семестра. </text:p>
      <text:p text:style-name="P11">Обученная модель с использованием представления данных в первом формате показала точность в <text:span text:style-name="T16">75 </text:span><text:span text:style-name="T17">процентов</text:span><text:span text:style-name="T16"> на валидационной выборке, то есть на тех данных, что не участвовали в обучении.</text:span></text:p>
      <text:p text:style-name="P12">Второй вариант предполагает использование в качестве отчёта исключительно дисциплины<text:span text:style-name="T15">.</text:span> Таким образом входной тензор переходит от размерности <text:span text:style-name="T16">N, S</text:span><text:span text:style-name="T17">xD</text:span><text:span text:style-name="T16">, M <text:s/>к размерности <text:s/></text:span><text:span text:style-name="T18">N</text:span><text:span text:style-name="T16">, </text:span><text:span text:style-name="T15">D</text:span><text:span text:style-name="T16">, </text:span><text:span text:style-name="T15">SxM. </text:span><text:span text:style-name="T17">Так рассматривается не изменение во времени показателя на протяжении всего обучения и его взаимосвязи с другим показателями, а его изменение только в рамках одного семестра и взаимосвязи как с другими показателями, так и с аналогичными других семестров.</text:span></text:p>
      <text:p text:style-name="P13">Обученная модель <text:s/>и использованием представления данных во втором формате показала точность в 80 процентов н<text:span text:style-name="T16">а валидационной выборке.</text:span></text:p>
      <text:p text:style-name="P13">Как итог можно сделать вывод, что применение рекуррентных нейронных сетей для прогнозирования результатов обучения студентов может быть довольно эффективным. Однако текущий уровень точности хоть и намного выше случайности, но недостаточно высокий для реального применения и необходимо либо повысить количество данных для обучения, либо усовершенствовать подход к обучению.</text:p>
      <text:p text:style-name="P13"/>
      <text:p text:style-name="Title">Литература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justify" style:justify-single-word="false" fo:hyphenation-ladder-count="no-limit" fo:hyphenation-keep="auto" loext:hyphenation-keep-type="column" fo:text-indent="1.251cm" style:auto-text-indent="false" style:page-number="auto" fo:padding="0cm" fo:border="none"/>
      <style:text-properties style:use-window-font-color="true" loext:opacity="0%" style:font-name="Times New Roman2" fo:font-family="'Times New Roman'" style:font-style-name="Обычный" style:font-family-generic="roman" style:font-pitch="variable" fo:font-size="12pt" style:font-name-asian="Times New Roman2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hyphenation-keep="auto" loext:hyphenation-keep-type="column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hyphenation-ladder-count="no-limit" fo:hyphenation-keep="auto" loext:hyphenation-keep-type="column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fo:hyphenation-keep="auto" loext:hyphenation-keep-type="column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.25cm" fo:margin-bottom="0cm" style:contextual-spacing="true" fo:line-height="100%" style:page-number="auto" fo:break-before="auto" fo:break-after="auto">
        <style:tab-stops/>
      </style:paragraph-properties>
      <style:text-properties fo:text-transform="uppercase" fo:font-style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normal" fo:text-transform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hyphenation-keep="auto" loext:hyphenation-keep-type="column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fo:hyphenation-keep="auto" loext:hyphenation-keep-type="column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Frame_20_contents" style:display-name="Frame contents" style:family="paragraph" style:parent-style-name="Standard" style:class="extra"/>
    <style:style style:name="Тема" style:family="paragraph" style:parent-style-name="Standard">
      <style:text-properties fo:text-transform="uppercase"/>
    </style:style>
    <style:style style:name="Код" style:family="paragraph" style:parent-style-name="Text_20_body">
      <style:paragraph-properties fo:line-height="100%"/>
      <style:text-properties fo:font-size="12pt"/>
    </style:style>
    <style:style style:name="Авторы" style:family="paragraph" style:parent-style-name="Title" style:master-page-name="">
      <style:paragraph-properties fo:margin-top="0cm" fo:margin-bottom="0cm" style:contextual-spacing="true" style:page-number="auto" fo:break-before="auto" fo:break-after="auto"/>
      <style:text-properties fo:font-variant="normal" fo:text-transform="none" fo:font-style="italic"/>
    </style:style>
    <style:style style:name="ГПО_20_Проект" style:display-name="ГПО Проект" style:family="paragraph" style:parent-style-name="Авторы">
      <style:text-properties fo:font-weight="bold"/>
    </style:style>
    <style:style style:name="Науч._20_Рук" style:display-name="Науч. Рук" style:family="paragraph" style:parent-style-name="Авторы" style:master-page-name="">
      <style:paragraph-properties fo:margin-right="0cm" style:page-number="auto"/>
      <style:text-properties fo:font-weight="normal"/>
    </style:style>
    <style:style style:name="Аннотация" style:family="paragraph" style:parent-style-name="Text_20_body">
      <style:text-properties fo:font-size="11pt"/>
    </style:style>
    <style:style style:name="Место" style:family="paragraph" style:parent-style-name="Авторы">
      <style:text-properties fo:font-weight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0.041cm" fo:min-height="0.041cm" text:anchor-type="paragraph" svg:x="0cm" svg:y="0cm" style:wrap="none" style:vertical-pos="bottom" style:vertical-rel="paragraph-content" style:horizontal-pos="center" style:horizontal-rel="page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8.2.1$Linux_X86_64 LibreOffice_project/41740883c77b073d14011387305cb18c71aed59b</meta:generator>
    <dc:date>2024-11-14T05:18:59.173976217</dc:date>
    <meta:editing-duration>PT4H46M9S</meta:editing-duration>
    <meta:editing-cycles>13</meta:editing-cycles>
    <meta:print-date>2024-09-17T22:03:04.330054137</meta:print-date>
    <meta:printed-by>Файлы PDF</meta:printed-by>
    <meta:document-statistic meta:table-count="0" meta:image-count="0" meta:object-count="0" meta:page-count="2" meta:paragraph-count="28" meta:word-count="665" meta:character-count="5208" meta:non-whitespace-character-count="4567"/>
  </office:meta>
</office:document-meta>
</file>